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P2" style:family="paragraph" style:parent-style-name="Standard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<text:line-break/>=    Xinco        =<text:line-break/>===================<text:line-break/><text:line-break/>-&gt; IMPORTANT: build Xinco core project first!!! -&gt; otherwise changes are<text:line-break/>not included in "Xinco.jar"!!!</text:p>
      <text:p text:style-name="P1"/>
      <text:p text:style-name="P1">Change the paths to work in your environment.<text:line-break/><text:line-break/>set AXIS_HOME=C:\axis-1_4</text:p>
      <text:p text:style-name="P1"><text:line-break/>@set AXIS_LIB=%AXIS_HOME%\lib</text:p>
      <text:p text:style-name="P1"><text:line-break/>set AXIS_LIB=C<text:a xlink:type="simple" xlink:href="../NetBeans">:\NetBeans</text:a> Projects\Xinco\XincoLibs</text:p>
      <text:p text:style-name="P1"><text:line-break/>set XINCO_LIB=C<text:a xlink:type="simple" xlink:href="../NetBeans">:\NetBeans</text:a> Projects\Xinco\Xinco\dist\Xinco.jar</text:p>
      <text:p text:style-name="P1"/>
      <text:p text:style-name="P1">set AXISCLASSPATH=%XINCO_LIB%;%AXIS_LIB%;%AXIS_LIB%\axis.jar;%AXIS_LIB%\axis-ant.jar;%AXIS_LIB%\commons-discovery-0.2.jar;%AXIS_LIB%\commons-logging-1.0.4.jar;%AXIS_LIB%\jaxrpc.jar;%AXIS_LIB%\saaj.jar;%AXIS_LIB%\log4j-1.2.8.jar;%AXIS_LIB%\wsdl4j-1.5.1.jar;%AXIS_LIB%\xmlParserAPIs.jar;%AXIS_LIB%\xercesImpl.jar;%AXIS_LIB%\activation.jar;%AXIS_LIB%\mail.jar</text:p>
      <text:p text:style-name="P1"><text:line-break/>-&gt; execute in Xinco/src: </text:p>
      <text:p text:style-name="P1">cd C<text:a xlink:type="simple" xlink:href="../NetBeans">:\NetBeans</text:a> Projects\Xinco\Xinco\src<text:line-break/></text:p>
      <text:p text:style-name="P1">//Create Xinco.wsdl from classes<text:line-break/>java -cp "%AXISCLASSPATH%;C<text:a xlink:type="simple" xlink:href="../NetBeans">:\NetBeans</text:a> Projects\Xinco\Xinco\build\classes" org.apache.axis.wsdl.Java2WSDL -o com\bluecubs\xinco\service\Xinco.wsdl -l "http://localhost:8080/xinco/services/Xinco" -n "urn:Xinco" -p"com.bluecubs.xinco.service" "urn:Xinco" com.bluecubs.xinco.service.Xinco<text:line-break/><text:line-break/>-&gt; "Xinco.wsdl": replace "soapenc:string" with "xsd:string"<text:line-break/>-&gt; backup "XincoSoapBindingImpl.java"<text:line-break/>-&gt; delete "XincoSoapBindingImpl.java"</text:p>
      <text:p text:style-name="P1"/>
      <text:p text:style-name="P1">//Create classes from Xinco.wsdl </text:p>
      <text:p text:style-name="P1"><text:line-break/>java -cp "%AXISCLASSPATH%" org.apache.axis.wsdl.WSDL2Java -o . -d Session -s -S true -Nurn:Xinco com.bluecubs.xinco.service com\bluecubs\xinco\service\Xinco.wsdl<text:line-break/><text:line-break/>-&gt; insert backed-up code into "XincoSoapBindingImpl.java"<text:line-break/><text:line-break/>-&gt; copy service description (&lt;service name="Xinco" ...&gt;...&lt;/service&gt;)<text:line-break/>  from: com\bluecubs\xinco\service\deploy.wsdd<text:line-break/>  into: XincoWebApp\web\WEB-INF\server-config.wsdd (replacing the<text:line-break/>existing "Xinco" service definition!!!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avier A. Ortiz Bultrón</dc:creator>
    <dc:date>2008-09-11T08:53:11</dc:date>
    <meta:editing-cycles>11</meta:editing-cycles>
    <meta:editing-duration>PT1H5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218" meta:character-count="1732"/>
  </office:meta>
</office:document-meta>
</file>